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68800009698000054AB537EA062.svg" manifest:media-type=""/>
  <manifest:file-entry manifest:full-path="Pictures/10000201000003AF0000021243E52C4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pr1" style:family="presentation" style:parent-style-name="AbstractGreen-subtitle">
      <style:graphic-properties draw:fill-color="#ffffff" draw:auto-grow-height="true" fo:min-height="16.255cm"/>
    </style:style>
    <style:style style:name="pr2" style:family="presentation" style:parent-style-name="AbstractGreen-notes">
      <style:graphic-properties draw:fill-color="#ffffff" draw:auto-grow-height="true" fo:min-height="13.364cm"/>
    </style:style>
    <style:style style:name="pr3" style:family="presentation" style:parent-style-name="AbstractGreen-title">
      <style:graphic-properties fo:min-height="3.505cm"/>
    </style:style>
    <style:style style:name="pr4" style:family="presentation" style:parent-style-name="AbstractGree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SAUNA</text:span></text:p>
            <text:p>Steam scoring service</text:p>
            <text:p/>
            <text:p><text:span text:style-name="T2">https://github.com/KaiNickson/sauna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9">
        <draw:custom-shape draw:style-name="gr2" draw:text-style-name="P1" draw:layer="layout" svg:width="14.8cm" svg:height="12.4cm" svg:x="10.8cm" svg:y="5.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5cm" svg:x="1.4cm" svg:y="0.837cm" presentation:class="title" presentation:user-transformed="true">
          <draw:text-box>
            <text:p>Fase 1</text:p>
          </draw:text-box>
        </draw:frame>
        <draw:custom-shape draw:style-name="gr3" draw:text-style-name="P1" draw:layer="layout" svg:width="5cm" svg:height="12.4cm" svg:x="2.6cm" svg:y="6.2cm">
          <text:p text:style-name="P1">Websit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cm" svg:height="3.4cm" svg:x="4.8cm" svg:y="8.2cm">
          <text:p text:style-name="P1">Score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7cm" svg:height="3.2cm" svg:x="5cm" svg:y="13.8cm">
          <text:p text:style-name="P1">Steam I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8cm" svg:height="2.8cm" svg:x="14.2cm" svg:y="9.2cm">
          <text:p text:style-name="P2"><text:span text:style-name="T3">GetGlobalAchievementStat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2.8cm" svg:x="14.2cm" svg:y="12.2cm">
          <text:p text:style-name="P1">GetAchievement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2.8cm" svg:x="14.2cm" svg:y="15.2cm">
          <text:p text:style-name="P1">GetU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1.761cm" svg:x="17.4cm" svg:y="14.23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6cm" svg:height="1.761cm" svg:x="17.4cm" svg:y="11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6cm" svg:height="1.761cm" svg:x="17.4cm" svg:y="14.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8cm" svg:height="2.8cm" svg:x="14.2cm" svg:y="6.2cm">
          <text:p text:style-name="P2"><text:span text:style-name="T3">Score = </text:span></text:p>
          <text:p text:style-name="P2"><text:span text:style-name="T3">SUM($Global_Achievements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1.761cm" svg:x="17.4cm" svg:y="8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43E52C48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0T20:54:26.27</meta:creation-date>
    <dc:date>2013-06-20T21:21:13.56</dc:date>
    <meta:editing-duration>PT11M58S</meta:editing-duration>
    <meta:editing-cycles>2</meta:editing-cycles>
    <meta:generator>LibreOffice/4.0.3.3$Windows_x86 LibreOffice_project/0eaa50a932c8f2199a615e1eb30f7ac74279539</meta:generator>
    <meta:document-statistic meta:object-count="51"/>
  </office:meta>
</office:document-meta>
</file>